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2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6" style:family="paragraph" style:parent-style-name="Table_20_Contents">
      <style:paragraph-properties style:snap-to-layout-grid="false"/>
      <style:text-properties fo:language="en" fo:country="US"/>
    </style:style>
    <style:style style:name="P17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8" style:family="paragraph" style:parent-style-name="Table_20_Contents">
      <style:paragraph-properties style:snap-to-layout-grid="false"/>
      <style:text-properties fo:font-weight="bold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описания по <text:span text:style-name="T1">AIT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1 час / 0 часов</text:p>
          </table:table-cell>
          <table:table-cell table:style-name="Таблица1.E2" office:value-type="string">
            <text:p text:style-name="P11">Необходима консультация команды</text:p>
          </table:table-cell>
        </table:table-row>
        <table:table-row table:style-name="Таблица1.1">
          <table:table-cell table:style-name="Таблица1.A2" office:value-type="string">
            <text:p text:style-name="P11">Работы по стажировк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4 часа / 16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с командой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борка видео урока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<text:span text:style-name="T1">Blazemeter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<text:span text:style-name="T1">1</text:span>6 часов / 10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/></text:p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9"><text:span text:style-name="T2">1 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Оценка проектов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<text:span text:style-name="T2">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Контроль скрипта по <text:span text:style-name="T1">Blazemeter</text:span></text:p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одготовка сценария по видео-уроку № 3 для <text:span text:style-name="T1">Blazemeter</text:span></text:p>
          </table:table-cell>
          <table:table-cell table:style-name="Таблица2.B2" office:value-type="percentage" office:value="0.5">
            <text:p text:style-name="P12">50%</text:p>
          </table:table-cell>
          <table:table-cell table:style-name="Таблица2.B2" office:value-type="percentage" office:value="0.5">
            <text:p text:style-name="P11">50%</text:p>
          </table:table-cell>
          <table:table-cell table:style-name="Таблица2.A2" office:value-type="string">
            <text:p text:style-name="P11">4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описания по <text:span text:style-name="T1">AIT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5">
            <text:p text:style-name="P11">15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Работы по стажировк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21">
            <text:p text:style-name="P11">21.05.17</text:p>
          </table:table-cell>
          <table:table-cell table:style-name="Таблица4.A2" office:value-type="string">
            <text:p text:style-name="P11">28 часов</text:p>
          </table:table-cell>
          <table:table-cell table:style-name="Таблица4.E2" office:value-type="string">
            <text:p text:style-name="P11">Фирсанов К.А.</text:p>
            <text:p text:style-name="P11">Харитонов М.</text:p>
          </table:table-cell>
        </table:table-row>
        <table:table-row table:style-name="Таблица4.1">
          <table:table-cell table:style-name="Таблица4.A2" office:value-type="string">
            <text:p text:style-name="P11">Оценка нагрузочного тестирования по <text:span text:style-name="T1">Cashknock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5">
            <text:p text:style-name="P9">15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1"><text:span text:style-name="T1">21</text:span>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Озвучивание и сборка видео урока № 3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7">
            <text:p text:style-name="P11">17.05.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9">
            <text:p text:style-name="P11">19.05.17</text:p>
          </table:table-cell>
          <table:table-cell table:style-name="Таблица4.A2" office:value-type="string">
            <text:p text:style-name="P11">8 часов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Работы по <text:span text:style-name="T1">Blazemeter </text:span>(<text:span text:style-name="T1">End clothing</text:span>)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6">
            <text:p text:style-name="P11">16.05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 Дудник В. 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<text:span text:style-name="T1">QA meeting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7">
            <text:p text:style-name="P9">17.05.17</text:p>
          </table:table-cell>
          <table:table-cell table:style-name="Таблица4.A2" office:value-type="string">
            <text:p text:style-name="P9">2 <text:span text:style-name="T2">часа</text:span></text:p>
          </table:table-cell>
          <table:table-cell table:style-name="Таблица4.E2" office:value-type="string">
            <text:p text:style-name="P11">Фирсанов К.А. 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азбор переписки на английском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5">
            <text:p text:style-name="P11">15.05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 Леговец И. 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ровести ревизию задач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18">
            <text:p text:style-name="P11">18.05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2">
          <table:table-cell table:style-name="Таблица4.A2" office:value-type="string">
            <text:p text:style-name="P11">Подготовка сценария видео урока № 4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5-20">
            <text:p text:style-name="P11">20.05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2">
          <table:table-cell table:style-name="Таблица4.A2" office:value-type="string">
            <text:p text:style-name="P11">Подготовка черновика статьи по <text:span text:style-name="T1">MQTT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5-16">
            <text:p text:style-name="P9">16.05.17</text:p>
          </table:table-cell>
          <table:table-cell table:style-name="Таблица4.A2" office:value-type="string">
            <text:p text:style-name="P9">1 <text:span text:style-name="T2">час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5-14T12:43:24.42</dc:date>
    <meta:editing-cycles>64</meta:editing-cycles>
    <meta:editing-duration>PT22H29M4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26" meta:word-count="329" meta:character-count="2091"/>
  </office:meta>
</office:document-meta>
</file>